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F000001CBE420EFE82106CF3C.png" manifest:media-type="image/png"/>
  <manifest:file-entry manifest:full-path="Pictures/100002010000018C000000E692EC21D4181066AC.png" manifest:media-type="image/png"/>
  <manifest:file-entry manifest:full-path="Pictures/10000201000001BF000000BBADCC9E4FABCC3495.png" manifest:media-type="image/png"/>
  <manifest:file-entry manifest:full-path="Pictures/100002010000006800000056B36A588806BF5A00.png" manifest:media-type="image/png"/>
  <manifest:file-entry manifest:full-path="Pictures/100002010000034A0000015FF140C01DAE78BB0D.png" manifest:media-type="image/png"/>
  <manifest:file-entry manifest:full-path="Pictures/10000201000000F10000007D38782BCB54C314D8.png" manifest:media-type="image/png"/>
  <manifest:file-entry manifest:full-path="Pictures/10000000000001AE000000ED36A550B348D5CBC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333333" draw:marker-start-width="0.321cm" draw:marker-end-width="0.3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195cm"/>
    </style:style>
    <style:style style:name="gr5" style:family="graphic" style:parent-style-name="standard">
      <style:graphic-properties draw:stroke="none" svg:stroke-color="#000000" draw:fill="none" draw:fill-color="#ffffff" fo:min-height="1.134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330099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6600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111111" draw:marker-start-width="0.321cm" draw:marker-end-width="0.321cm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9900" draw:marker-start-width="0.321cm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081cm" svg:stroke-color="#ff9900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stroke="none" svg:stroke-color="#000000" draw:fill="none" draw:fill-color="#ffffff" fo:min-height="0.36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.95cm" svg:height="4.382cm" draw:transform="skewX (0.000174532925199433) rotate (0.00244346095279206) translate (7.358cm 23.212cm)">
          <draw:image xlink:href="Pictures/10000000000001AE000000ED36A550B348D5CBCA.png" xlink:type="simple" xlink:show="embed" xlink:actuate="onLoad">
            <text:p/>
          </draw:image>
        </draw:frame>
        <draw:frame draw:style-name="gr1" draw:text-style-name="P1" draw:layer="layout" svg:width="15.72cm" svg:height="6.552cm" svg:x="1.153cm" svg:y="22.2cm">
          <draw:image xlink:href="Pictures/100002010000034A0000015FF140C01DAE78BB0D.png" xlink:type="simple" xlink:show="embed" xlink:actuate="onLoad">
            <text:p/>
          </draw:image>
        </draw:frame>
        <draw:frame draw:style-name="gr1" draw:text-style-name="P1" draw:layer="layout" svg:width="11.826cm" svg:height="4.947cm" svg:x="4.674cm" svg:y="11.553cm">
          <draw:image xlink:href="Pictures/10000201000001BF000000BBADCC9E4FABCC3495.png" xlink:type="simple" xlink:show="embed" xlink:actuate="onLoad">
            <text:p/>
          </draw:image>
        </draw:frame>
        <draw:frame draw:style-name="gr1" draw:text-style-name="P1" draw:layer="layout" svg:width="10.477cm" svg:height="6.084cm" svg:x="5.023cm" svg:y="3.216cm">
          <draw:image xlink:href="Pictures/100002010000018C000000E692EC21D4181066AC.png" xlink:type="simple" xlink:show="embed" xlink:actuate="onLoad">
            <text:p/>
          </draw:image>
        </draw:frame>
        <draw:connector draw:style-name="gr2" draw:text-style-name="P1" draw:layer="layout" draw:line-skew="-0.337cm 2.221cm" svg:x1="14.55cm" svg:y1="16.2cm" svg:x2="14.823cm" svg:y2="25.847cm" draw:start-shape="id1" draw:start-glue-point="8" draw:end-shape="id2" draw:end-glue-point="10" svg:d="M14550 16200v4400h2996v5247h-2723" svg:viewBox="0 0 2997 9648">
          <text:p/>
        </draw:connector>
        <draw:custom-shape draw:style-name="gr3" draw:text-style-name="P1" xml:id="id7" draw:id="id7" draw:layer="layout" svg:width="0.35cm" svg:height="0.35cm" draw:transform="skewX (-0.00279252680319093) rotate (0.00244346095279182) translate (14.516cm 24.58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5" draw:id="id5" draw:layer="layout" svg:width="0.35cm" svg:height="0.35cm" draw:transform="skewX (-0.00279252680319093) rotate (0.00244346095279182) translate (14.473cm 25.09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0.35cm" svg:height="0.349cm" draw:transform="rotate (0.00244346095279182) translate (14.473cm 26.16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" draw:id="id2" draw:layer="layout" svg:width="0.35cm" svg:height="0.349cm" draw:transform="skewX (0.00279252680319093) rotate (0.00244346095279182) translate (14.473cm 25.67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2" draw:layer="layout" svg:width="1.737cm" svg:height="1.445cm" draw:transform="rotate (0.00191986217719376) translate (15.714cm 24.041cm)">
          <draw:text-box>
            <text:p><text:span text:style-name="T1">CLK</text:span></text:p>
          </draw:text-box>
        </draw:frame>
        <draw:frame draw:style-name="gr5" draw:text-style-name="P2" draw:layer="layout" svg:width="1.738cm" svg:height="1.384cm" draw:transform="rotate (0.00191986217719376) translate (15.713cm 24.601cm)">
          <draw:text-box>
            <text:p><text:span text:style-name="T1">DIO</text:span></text:p>
          </draw:text-box>
        </draw:frame>
        <draw:frame draw:style-name="gr5" draw:text-style-name="P2" draw:layer="layout" svg:width="1.683cm" svg:height="1.384cm" draw:transform="rotate (0.00244346095279206) translate (15.714cm 25.217cm)">
          <draw:text-box>
            <text:p><text:span text:style-name="T1">GND</text:span></text:p>
          </draw:text-box>
        </draw:frame>
        <draw:custom-shape draw:style-name="gr6" draw:text-style-name="P1" xml:id="id1" draw:id="id1" draw:layer="layout" svg:width="0.5cm" svg:height="0.5cm" svg:x="14.3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4" draw:id="id4" draw:layer="layout" svg:width="0.5cm" svg:height="0.5cm" svg:x="13.1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2" draw:id="id12" draw:layer="layout" svg:width="0.5cm" svg:height="0.5cm" svg:x="11.2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5" draw:id="id15" draw:layer="layout" svg:width="0.5cm" svg:height="0.5cm" svg:x="10.5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6" draw:id="id16" draw:layer="layout" svg:width="0.5cm" svg:height="0.5cm" svg:x="9.9cm" svg:y="1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0.5cm" svg:height="0.5cm" svg:x="6.1cm" svg:y="1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9" draw:id="id9" draw:layer="layout" svg:width="0.5cm" svg:height="0.5cm" svg:x="13.1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6" draw:id="id6" draw:layer="layout" svg:width="0.5cm" svg:height="0.5cm" svg:x="8.7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8" draw:id="id8" draw:layer="layout" svg:width="0.5cm" svg:height="0.5cm" svg:x="8.1cm" svg:y="1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0" draw:id="id10" draw:layer="layout" svg:width="0.5cm" svg:height="0.5cm" svg:x="14.623cm" svg:y="6.8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1" draw:id="id11" draw:layer="layout" svg:width="0.5cm" svg:height="0.5cm" svg:x="14.623cm" svg:y="6.2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4" draw:id="id14" draw:layer="layout" svg:width="0.5cm" svg:height="0.5cm" svg:x="14.623cm" svg:y="5.6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xml:id="id13" draw:id="id13" draw:layer="layout" svg:width="0.5cm" svg:height="0.5cm" svg:x="14.623cm" svg:y="5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line-skew="3.022cm -1.485cm" svg:x1="14.824cm" svg:y1="26.343cm" svg:x2="13.35cm" svg:y2="16.2cm" draw:start-shape="id3" draw:start-glue-point="10" draw:end-shape="id4" draw:end-glue-point="8" svg:d="M14824 26343h3523v-6643h-4997v-3500" svg:viewBox="0 0 4998 10144">
          <text:p/>
        </draw:connector>
        <draw:connector draw:style-name="gr8" draw:text-style-name="P1" draw:layer="layout" draw:line-skew="3.722cm 0.153cm" svg:x1="14.824cm" svg:y1="25.267cm" svg:x2="8.95cm" svg:y2="12.4cm" draw:start-shape="id5" draw:start-glue-point="10" draw:end-shape="id6" draw:end-glue-point="8" svg:d="M14824 25267h4225v-6367h-10099v-6500" svg:viewBox="0 0 10100 12868">
          <text:p/>
        </draw:connector>
        <draw:connector draw:style-name="gr9" draw:text-style-name="P1" draw:layer="layout" draw:line-skew="4.323cm -0.493cm" svg:x1="14.867cm" svg:y1="24.76cm" svg:x2="8.35cm" svg:y2="12.4cm" draw:start-shape="id7" draw:start-glue-point="10" draw:end-shape="id8" draw:end-glue-point="8" svg:d="M14867 24760h4825v-6760h-11342v-5600" svg:viewBox="0 0 11343 12361">
          <text:p/>
        </draw:connector>
        <draw:connector draw:style-name="gr10" draw:text-style-name="P1" draw:layer="layout" draw:line-skew="0cm 0.375cm" svg:x1="13.35cm" svg:y1="11.9cm" svg:x2="15.123cm" svg:y2="7.066cm" draw:start-shape="id9" draw:start-glue-point="4" draw:end-shape="id10" draw:end-glue-point="10" svg:d="M13350 11900v-2291h2650v-2543h-877" svg:viewBox="0 0 2651 4835">
          <text:p/>
        </draw:connector>
        <draw:connector draw:style-name="gr7" draw:text-style-name="P1" xml:id="id17" draw:id="id17" draw:layer="layout" draw:line-skew="1.075cm" svg:x1="15.123cm" svg:y1="6.466cm" svg:x2="13.34cm" svg:y2="17.154cm" draw:start-shape="id11" draw:start-glue-point="10" svg:d="M15123 6466h1577v10688h-3360" svg:viewBox="0 0 3361 10689">
          <text:p/>
        </draw:connector>
        <draw:connector draw:style-name="gr11" draw:text-style-name="P1" draw:layer="layout" draw:line-skew="0cm 2.875cm" svg:x1="11.45cm" svg:y1="15.7cm" svg:x2="15.123cm" svg:y2="5.366cm" draw:start-shape="id12" draw:start-glue-point="4" draw:end-shape="id13" draw:end-glue-point="10" svg:d="M11450 15700v-5041h7050v-5293h-3377" svg:viewBox="0 0 7051 10335">
          <text:p/>
        </draw:connector>
        <draw:frame draw:style-name="gr5" draw:text-style-name="P2" draw:layer="layout" svg:width="1.676cm" svg:height="1.384cm" draw:transform="rotate (0.00244346095279206) translate (15.773cm 25.778cm)">
          <draw:text-box>
            <text:p><text:span text:style-name="T1">VCC</text:span></text:p>
          </draw:text-box>
        </draw:frame>
        <draw:connector draw:style-name="gr12" draw:text-style-name="P1" draw:layer="layout" draw:line-skew="1.975cm -0.751cm" svg:x1="15.123cm" svg:y1="5.866cm" svg:x2="10.75cm" svg:y2="15.7cm" draw:start-shape="id14" draw:start-glue-point="10" draw:end-shape="id15" draw:end-glue-point="4" svg:d="M15123 5866h2477v4292h-6850v5542" svg:viewBox="0 0 6851 9835">
          <text:p/>
        </draw:connector>
        <draw:frame draw:style-name="gr1" draw:text-style-name="P1" draw:layer="layout" svg:width="1.148cm" svg:height="1.5cm" svg:x="17.328cm" svg:y="24.8cm">
          <draw:image xlink:href="Pictures/100002010000015F000001CBE420EFE82106CF3C.png" xlink:type="simple" xlink:show="embed" xlink:actuate="onLoad">
            <text:p/>
          </draw:image>
        </draw:frame>
        <draw:frame draw:style-name="gr13" draw:text-style-name="P2" draw:layer="layout" svg:width="2.462cm" svg:height="0.848cm" svg:x="17.538cm" svg:y="26.252cm">
          <draw:text-box>
            <text:p><text:span text:style-name="T2">R 220 </text:span><text:span text:style-name="T3">Ω</text:span></text:p>
          </draw:text-box>
        </draw:frame>
        <draw:frame draw:style-name="gr1" draw:text-style-name="P1" draw:layer="layout" svg:width="4.375cm" svg:height="2.268cm" svg:x="10.2cm" svg:y="19.43cm">
          <draw:image xlink:href="Pictures/10000201000000F10000007D38782BCB54C314D8.png" xlink:type="simple" xlink:show="embed" xlink:actuate="onLoad">
            <text:p/>
          </draw:image>
        </draw:frame>
        <draw:connector draw:style-name="gr14" draw:text-style-name="P1" draw:layer="layout" draw:line-skew="1.963cm" svg:x1="10.15cm" svg:y1="16.2cm" svg:x2="6.659cm" svg:y2="20.571cm" draw:start-shape="id16" draw:start-glue-point="8" svg:d="M10150 16200v4400h-3491v-29" svg:viewBox="0 0 3492 4401">
          <text:p/>
        </draw:connector>
        <draw:connector draw:style-name="gr15" draw:text-style-name="P1" draw:layer="layout" draw:line-skew="-2.132cm" svg:x1="13.34cm" svg:y1="17.154cm" svg:x2="5.865cm" svg:y2="19.623cm" draw:start-shape="id17" draw:start-glue-point="3" svg:d="M13340 17154h-6140v2469h-1335" svg:viewBox="0 0 7476 2470">
          <text:p/>
        </draw:connector>
        <draw:frame draw:style-name="gr13" draw:text-style-name="P2" draw:layer="layout" svg:width="2.433cm" svg:height="0.848cm" svg:x="11.2cm" svg:y="21cm">
          <draw:text-box>
            <text:p><text:span text:style-name="T2">R 10k </text:span><text:span text:style-name="T3">Ω</text:span></text:p>
          </draw:text-box>
        </draw:frame>
        <draw:frame draw:style-name="gr1" draw:text-style-name="P1" draw:layer="layout" svg:width="2.751cm" svg:height="2.274cm" svg:x="4.2cm" svg:y="18.9cm">
          <draw:image xlink:href="Pictures/100002010000006800000056B36A588806BF5A00.png" xlink:type="simple" xlink:show="embed" xlink:actuate="onLoad">
            <text:p/>
          </draw:image>
        </draw:frame>
        <draw:frame draw:style-name="gr16" draw:text-style-name="P4" draw:layer="layout" svg:width="5.3cm" svg:height="1.119cm" svg:x="7.9cm" svg:y="2.416cm">
          <draw:text-box>
            <text:p text:style-name="P3"><text:span text:style-name="T4">RTC DS3231</text:span></text:p>
          </draw:text-box>
        </draw:frame>
        <draw:frame draw:style-name="gr17" draw:text-style-name="P4" draw:layer="layout" svg:width="5.6cm" svg:height="1.119cm" svg:x="4.6cm" svg:y="10.181cm">
          <draw:text-box>
            <text:p text:style-name="P3"><text:span text:style-name="T4">Arduino nano</text:span></text:p>
          </draw:text-box>
        </draw:frame>
        <draw:frame draw:style-name="gr18" draw:text-style-name="P4" draw:layer="layout" svg:width="6.9cm" svg:height="1.119cm" svg:x="2.5cm" svg:y="21.281cm">
          <draw:text-box>
            <text:p text:style-name="P3"><text:span text:style-name="T4">TM1637 Displ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phey  Lanevich</meta:initial-creator>
    <meta:creation-date>2016-05-17T23:06:33.258156360</meta:creation-date>
    <dc:date>2016-05-18T00:45:47.854069062</dc:date>
    <dc:creator>Timophey  Lanevich</dc:creator>
    <meta:editing-duration>PT14M17S</meta:editing-duration>
    <meta:editing-cycles>5</meta:editing-cycles>
    <meta:generator>LibreOffice/5.1.3.2$Linux_X86_64 LibreOffice_project/10m0$Build-2</meta:generator>
    <meta:document-statistic meta:object-count="43"/>
  </office:meta>
</office:document-meta>
</file>